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cm" fo:min-width="7.4cm"/>
      <style:paragraph-properties style:writing-mode="lr-tb"/>
    </style:style>
    <style:style style:name="gr2" style:family="graphic" style:parent-style-name="standard" style:list-style-name="L1">
      <style:graphic-properties draw:fill-color="#ffffff" draw:textarea-horizontal-align="justify" draw:textarea-vertical-align="middle" draw:auto-grow-height="false" fo:min-height="1.65cm" fo:min-width="7.4cm"/>
      <style:paragraph-properties style:writing-mode="lr-tb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1.65cm" fo:min-width="7.1cm"/>
      <style:paragraph-properties style:writing-mode="lr-tb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1.65cm" fo:min-width="7.4cm"/>
      <style:paragraph-properties style:writing-mode="lr-tb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1.65cm" fo:min-width="7.4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5cm" fo:min-width="7.1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65cm" fo:min-width="6.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00a933" draw:fill-color="#d4ea6b" draw:textarea-horizontal-align="justify" draw:textarea-vertical-align="middle" draw:auto-grow-height="false" fo:min-height="1.65cm" fo:min-width="7.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d4ea6b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7.9cm" svg:height="1.9cm" svg:x="1.6cm" svg:y="11.7cm">
          <text:p text:style-name="P1">lubuntu-win8-cursor-the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7.9cm" svg:height="1.9cm" svg:x="1.6cm" svg:y="13.801cm">
          <text:p text:style-name="P3">lubuntu-win10-icon-the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cm" svg:height="1.9cm" svg:x="20.1cm" svg:y="4.2cm">
          <text:p text:style-name="P3">sddm-theme-win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7.9cm" svg:height="1.9cm" svg:x="1.6cm" svg:y="3.4cm">
          <text:p text:style-name="P3">lubuntu-win10-qt-the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7.9cm" svg:height="1.9cm" svg:x="1.6cm" svg:y="15.9cm">
          <text:p text:style-name="P3">lubuntu-win10-the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7.6cm" svg:height="1.9cm" svg:x="20.1cm" svg:y="6.3cm">
          <text:p text:style-name="P1">lubuntu-win-theme-app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" draw:id="id1" draw:layer="layout" svg:width="7.4cm" svg:height="1.9cm" svg:x="20.2cm" svg:y="13.7cm">
          <text:p text:style-name="P1">lxde-win-theme-appl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type="line" svg:x1="20.2cm" svg:y1="14.65cm" svg:x2="9.5cm" svg:y2="12.65cm" draw:start-shape="id1" draw:start-glue-point="3" draw:end-shape="id2" draw:end-glue-point="1" svg:d="M20200 14650l-10700-2000" svg:viewBox="0 0 10701 2001">
          <text:p/>
        </draw:connector>
        <draw:connector draw:style-name="gr8" draw:text-style-name="P5" draw:layer="layout" draw:type="line" svg:x1="20.2cm" svg:y1="14.65cm" svg:x2="9.5cm" svg:y2="14.751cm" draw:start-shape="id1" draw:start-glue-point="3" draw:end-shape="id3" draw:end-glue-point="1" svg:d="M20200 14650l-10700 101" svg:viewBox="0 0 10701 102">
          <text:p/>
        </draw:connector>
        <draw:connector draw:style-name="gr8" draw:text-style-name="P5" draw:layer="layout" draw:type="line" svg:x1="20.2cm" svg:y1="14.65cm" svg:x2="9.5cm" svg:y2="16.85cm" draw:start-shape="id1" draw:start-glue-point="3" draw:end-shape="id4" draw:end-glue-point="1" svg:d="M20200 14650l-10700 2200" svg:viewBox="0 0 10701 2201">
          <text:p/>
        </draw:connector>
        <draw:custom-shape draw:style-name="gr9" draw:text-style-name="P6" xml:id="id7" draw:id="id7" draw:layer="layout" svg:width="7.9cm" svg:height="1.9cm" svg:x="1.6cm" svg:y="5.6cm">
          <text:p text:style-name="P3">qt5-style-plugin-gtk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type="line" svg:x1="20.1cm" svg:y1="7.25cm" svg:x2="9.5cm" svg:y2="4.35cm" draw:start-shape="id5" draw:start-glue-point="3" draw:end-shape="id6" draw:end-glue-point="1" svg:d="M20100 7250l-10600-2900" svg:viewBox="0 0 10601 2901">
          <text:p/>
        </draw:connector>
        <draw:connector draw:style-name="gr8" draw:text-style-name="P5" draw:layer="layout" draw:type="line" svg:x1="20.1cm" svg:y1="7.25cm" svg:x2="9.5cm" svg:y2="6.55cm" draw:start-shape="id5" draw:start-glue-point="3" draw:end-shape="id7" draw:end-glue-point="1" svg:d="M20100 7250l-10600-700" svg:viewBox="0 0 10601 701">
          <text:p/>
        </draw:connector>
        <draw:connector draw:style-name="gr8" draw:text-style-name="P5" draw:layer="layout" draw:type="line" svg:x1="20.1cm" svg:y1="7.25cm" svg:x2="9.5cm" svg:y2="16.85cm" draw:start-shape="id5" draw:start-glue-point="3" draw:end-shape="id4" draw:end-glue-point="1" svg:d="M20100 7250l-10600 9600" svg:viewBox="0 0 10601 9601">
          <text:p/>
        </draw:connector>
        <draw:connector draw:style-name="gr8" draw:text-style-name="P5" draw:layer="layout" draw:type="line" svg:x1="20.1cm" svg:y1="7.25cm" svg:x2="9.5cm" svg:y2="14.751cm" draw:start-shape="id5" draw:start-glue-point="3" draw:end-shape="id3" draw:end-glue-point="1" svg:d="M20100 7250l-10600 7501" svg:viewBox="0 0 10601 7502">
          <text:p/>
        </draw:connector>
        <draw:connector draw:style-name="gr8" draw:text-style-name="P5" draw:layer="layout" draw:type="line" svg:x1="20.1cm" svg:y1="7.25cm" svg:x2="9.5cm" svg:y2="12.65cm" draw:start-shape="id5" draw:start-glue-point="3" draw:end-shape="id2" draw:end-glue-point="1" svg:d="M20100 7250l-10600 5400" svg:viewBox="0 0 10601 5401">
          <text:p/>
        </draw:connector>
        <draw:frame draw:style-name="gr10" draw:text-style-name="P7" draw:layer="layout" svg:width="6.5cm" svg:height="1.673cm" svg:x="21.8cm" svg:y="12.7cm">
          <draw:text-box>
            <text:p>&lt;=LUBUNTU 18.04</text:p>
          </draw:text-box>
        </draw:frame>
        <draw:frame draw:style-name="gr10" draw:text-style-name="P7" draw:layer="layout" svg:width="6.1cm" svg:height="1.673cm" svg:x="21.7cm" svg:y="3.3cm">
          <draw:text-box>
            <text:p>&gt;=LUBUNTU 20.0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0:49:31.765671458</meta:creation-date>
    <dc:date>2021-06-26T20:34:56.230389234</dc:date>
    <meta:editing-duration>PT8H53M45S</meta:editing-duration>
    <meta:editing-cycles>24</meta:editing-cycles>
    <meta:generator>LibreOffice/6.4.7.2$Linux_X86_64 LibreOffice_project/40$Build-2</meta:generator>
    <meta:document-statistic meta:object-count="18"/>
  </office:meta>
</office:document-meta>
</file>